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Haiti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70" calcext:value-type="float">
            <text:p>204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01" calcext:value-type="date">
            <text:p>01/02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89" calcext:value-type="float">
            <text:p>204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01" calcext:value-type="date">
            <text:p>01/04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46" calcext:value-type="float">
            <text:p>205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01" calcext:value-type="date">
            <text:p>01/05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RTANotApplicable</text:p>
          </table:table-cell>
          <table:table-cell office:value-type="string" calcext:value-type="string">
            <text:p>Not Applicable - No Direct Viol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9158" calcext:value-type="float">
            <text:p>291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01" calcext:value-type="date">
            <text:p>01/05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01" calcext:value-type="float">
            <text:p>210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01" calcext:value-type="date">
            <text:p>01/05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Stones, Sticks and Gravel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964" calcext:value-type="float">
            <text:p>209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1" calcext:value-type="date">
            <text:p>01/06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167" calcext:value-type="float">
            <text:p>291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1" calcext:value-type="date">
            <text:p>01/06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9159" calcext:value-type="float">
            <text:p>291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1" calcext:value-type="date">
            <text:p>01/08/201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9170" calcext:value-type="float">
            <text:p>291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6" calcext:value-type="date">
            <text:p>26/04/2017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845" calcext:value-type="float">
            <text:p>308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1" calcext:value-type="date">
            <text:p>01/02/2019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9941" calcext:value-type="float">
            <text:p>299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6" calcext:value-type="date">
            <text:p>16/02/2019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8984" calcext:value-type="float">
            <text:p>289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04" calcext:value-type="date">
            <text:p>04/04/2019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9946" calcext:value-type="float">
            <text:p>299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0" calcext:value-type="date">
            <text:p>20/05/2019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9176" calcext:value-type="float">
            <text:p>291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1" calcext:value-type="date">
            <text:p>01/06/2019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riminal, Local population</text:p>
          </table:table-cell>
          <table:table-cell office:value-type="string" calcext:value-type="string">
            <text:p>Firearms, 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0462" calcext:value-type="float">
            <text:p>304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04" calcext:value-type="date">
            <text:p>04/08/2019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6939" calcext:value-type="float">
            <text:p>269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30" calcext:value-type="date">
            <text:p>30/09/2019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0661" calcext:value-type="float">
            <text:p>306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7" calcext:value-type="date">
            <text:p>27/03/2020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854" calcext:value-type="float">
            <text:p>308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7" calcext:value-type="date">
            <text:p>17/05/2020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585" calcext:value-type="float">
            <text:p>265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8" calcext:value-type="date">
            <text:p>08/06/2020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594" calcext:value-type="float">
            <text:p>265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05" calcext:value-type="date">
            <text:p>05/10/2020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90" calcext:value-type="float">
            <text:p>267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2" calcext:value-type="date">
            <text:p>22/10/2020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Haitian National Poli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91" calcext:value-type="float">
            <text:p>267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8" calcext:value-type="date">
            <text:p>28/11/2020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96" calcext:value-type="float">
            <text:p>267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3" calcext:value-type="date">
            <text:p>03/03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110" calcext:value-type="float">
            <text:p>291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0" calcext:value-type="date">
            <text:p>10/03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90" calcext:value-type="float">
            <text:p>276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8" calcext:value-type="date">
            <text:p>28/03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940" calcext:value-type="float">
            <text:p>299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1" calcext:value-type="date">
            <text:p>01/05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227" calcext:value-type="float">
            <text:p>282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2" calcext:value-type="date">
            <text:p>02/06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60" calcext:value-type="float">
            <text:p>286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2" calcext:value-type="date">
            <text:p>02/06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61" calcext:value-type="float">
            <text:p>286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6" calcext:value-type="date">
            <text:p>26/06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48" calcext:value-type="float">
            <text:p>285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5" calcext:value-type="date">
            <text:p>05/07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55" calcext:value-type="float">
            <text:p>290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2" calcext:value-type="date">
            <text:p>02/08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70" calcext:value-type="float">
            <text:p>289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7" calcext:value-type="date">
            <text:p>17/08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693" calcext:value-type="float">
            <text:p>296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8" calcext:value-type="date">
            <text:p>18/08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694" calcext:value-type="float">
            <text:p>296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5" calcext:value-type="date">
            <text:p>25/08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chnicia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102" calcext:value-type="float">
            <text:p>291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6" calcext:value-type="date">
            <text:p>16/10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69" calcext:value-type="float">
            <text:p>300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1" calcext:value-type="date">
            <text:p>01/11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95" calcext:value-type="float">
            <text:p>300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4" calcext:value-type="date">
            <text:p>04/12/202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73" calcext:value-type="float">
            <text:p>303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2" calcext:value-type="date">
            <text:p>12/01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27" calcext:value-type="float">
            <text:p>310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3" calcext:value-type="date">
            <text:p>13/01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29" calcext:value-type="float">
            <text:p>310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2" calcext:value-type="date">
            <text:p>22/01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26" calcext:value-type="float">
            <text:p>310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4" calcext:value-type="date">
            <text:p>14/03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89" calcext:value-type="float">
            <text:p>322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1" calcext:value-type="date">
            <text:p>01/04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400 Mawozo gang (Haiti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92" calcext:value-type="float">
            <text:p>319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2" calcext:value-type="date">
            <text:p>02/04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75" calcext:value-type="float">
            <text:p>325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3" calcext:value-type="date">
            <text:p>03/05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400 Mawozo gang (Haiti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26" calcext:value-type="float">
            <text:p>329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3" calcext:value-type="date">
            <text:p>03/05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25" calcext:value-type="float">
            <text:p>329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5" calcext:value-type="date">
            <text:p>05/05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400 Mawozo gang (Haiti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34" calcext:value-type="float">
            <text:p>329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7" calcext:value-type="date">
            <text:p>17/05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27" calcext:value-type="float">
            <text:p>329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2" calcext:value-type="date">
            <text:p>22/05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36" calcext:value-type="float">
            <text:p>329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2" calcext:value-type="date">
            <text:p>02/08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60" calcext:value-type="float">
            <text:p>345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4" calcext:value-type="date">
            <text:p>14/08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81" calcext:value-type="float">
            <text:p>346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1" calcext:value-type="date">
            <text:p>11/11/202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0" calcext:value-type="float">
            <text:p>360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3" calcext:value-type="date">
            <text:p>23/01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54" calcext:value-type="float">
            <text:p>382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6" calcext:value-type="date">
            <text:p>26/01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74" calcext:value-type="float">
            <text:p>371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1" calcext:value-type="date">
            <text:p>01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36" calcext:value-type="float">
            <text:p>378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6" calcext:value-type="date">
            <text:p>06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37" calcext:value-type="float">
            <text:p>378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9" calcext:value-type="date">
            <text:p>09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38" calcext:value-type="float">
            <text:p>378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2" calcext:value-type="date">
            <text:p>12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17" calcext:value-type="float">
            <text:p>380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3" calcext:value-type="date">
            <text:p>13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18" calcext:value-type="float">
            <text:p>380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4" calcext:value-type="date">
            <text:p>14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39" calcext:value-type="float">
            <text:p>378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6" calcext:value-type="date">
            <text:p>16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8031" calcext:value-type="float">
            <text:p>380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2" calcext:value-type="date">
            <text:p>22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33" calcext:value-type="float">
            <text:p>381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3" calcext:value-type="date">
            <text:p>23/02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40" calcext:value-type="float">
            <text:p>381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8" calcext:value-type="date">
            <text:p>08/03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89" calcext:value-type="float">
            <text:p>382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8" calcext:value-type="date">
            <text:p>08/03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90" calcext:value-type="float">
            <text:p>38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3" calcext:value-type="date">
            <text:p>23/03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400 Mawozo gang (Haiti)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342" calcext:value-type="float">
            <text:p>383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30" calcext:value-type="date">
            <text:p>30/03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400 Mawozo gang (Haiti)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343" calcext:value-type="float">
            <text:p>383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5" calcext:value-type="date">
            <text:p>05/04/202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99" calcext:value-type="float">
            <text:p>38499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Haiti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Haiti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06:15.965246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33:27.670482627</meta:creation-date>
    <dc:date>2023-05-15T16:07:03.647424680</dc:date>
    <meta:editing-duration>PT3M56S</meta:editing-duration>
    <meta:editing-cycles>3</meta:editing-cycles>
    <meta:generator>LibreOffice/7.0.4.2$Linux_X86_64 LibreOffice_project/00$Build-2</meta:generator>
    <meta:document-statistic meta:table-count="2" meta:cell-count="4591" meta:object-count="0"/>
  </office:meta>
</office:document-meta>
</file>